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OYDALANISH SHARTLARI<text:line-break/><text:line-break/>1. Kelishuv<text:line-break/>1.1. Ish bo‘yicha barcha shartlar oldindan kelishib olinadi va faqat kelishilgan shartlar asosida bajariladi.<text:line-break/>1.2. Agar kelishuv davomida qo‘shimcha ishlar talab qilinsa, ularning bajarilishi uchun alohida to‘lov miqdori belgilanishi lozim.<text:line-break/>1.3. Kelishuvdan so‘ng maxsus yopiq guruh ochilib, barcha muloqot va muhokamalar ushbu guruhda amalga oshiriladi. Mazkur guruh faqat ish bilan bog‘liq bo‘lib, to‘lov masalalari xizmat ko‘rsatuvchi shaxs (ALCODERSUZ) bilan shaxsiy tartibda muhokama qilinadi.<text:line-break/>1.4. Buyurtmachi kelishuv imzolangandan so‘ng o‘zining shaxsiy ma’lumotlarini oshkor qilishi shart.<text:line-break/>1.5. Buyurtmachining shaxsiy ma’lumotlari maxfiy saqlanadi va faqat kelishilgan maqsadlarda ishlatiladi.<text:line-break/><text:line-break/>2. Boshlang‘ich avans<text:line-break/>2.1. Ishni boshlash va uni muvaffaqiyatli amalga oshirish uchun kelishuv tasdiqlangandan so‘ng avans to‘lovi amalga oshiriladi.<text:line-break/><text:line-break/>3. Ishning bekor qilinishi<text:line-break/>3.1. Agar buyurtmachi ishni bekor qilmoqchi bo‘lsa, 2.1-bandda qayd etilgan avans to‘lovi qaytarilmaydi. Shu sababli, ish boshlanishidan oldin shartlarni diqqat bilan o‘qib chiqish tavsiya etiladi.<text:line-break/>3.2. Loyiha bekor qilingandan so‘ng shu vaqtgacha yaratilgan barcha ma’lumotlar va manba kodlari o‘chirib yuboriladi.<text:line-break/><text:line-break/>4. Afzalliklar<text:line-break/>4.1. Agar loyiha veb-sayt shaklida bo‘lsa, .uz domeni bepul taqdim etiladi.<text:line-break/>4.2. Loyiha yakunlanganidan so‘ng dastlabki 3 oy davomida ALCODERSUZ tomonidan bepul hosting xizmati taqdim etiladi.<text:line-break/>4.3. Loyiha 4.2-bandda ko‘rsatilgan serverga bepul joylashtiriladi.<text:line-break/>4.4. Ish to‘liq tugallangandan so‘ng manba kodlari buyurtmachiga taqdim etiladi.<text:line-break/>4.5. Buyurtmachi loyihaga oid qo‘shimcha bepul maslahatlar olish huquqiga ega.<text:line-break/><text:line-break/>5. To‘lov<text:line-break/>5.1. To‘lov buyurtmachi va xizmat ko‘rsatuvchi o‘rtasida kelishilgan istalgan usulda amalga oshiriladi.<text:line-break/>5.2. Agar 4.2-bandda belgilangan bepul server muddati tugasa, keyingi hosting xizmatlari buyurtmachi tomonidan ta’minlanadi.<text:line-break/><text:line-break/>6. Mualliflik huquqi<text:line-break/>6.1. Loyiha yakunlangandan so‘ng "Muallif: ALCODERSUZ" deb ko‘rsatilishi shart. Ushbu yozuv saytning pastki qismida (footer), bot yoki dasturiy ta’minot interfeysining istalgan qismida joylashtirilishi mumkin.<text:line-break/>6.2. Agar buyurtmachi mualliflik yozuvini olib tashlashni istasa, bu holat alohida kelishuv asosida amalga oshiriladi.<text:line-break/>6.3. Agar mualliflikni ko‘rsatishdan butunlay bosh tortilsa, 3-band qoidalari kuchga kiradi.<text:line-break/><text:line-break/>7. Ish muvaffaqiyatli yakunlanganidan so‘ng<text:line-break/>7.1. Ish muvaffaqiyatli yakunlangandan so‘ng to‘lov 5-bandda ko‘rsatilgan tartibda 7-10 ish kuni ichida amalga oshirilishi lozim.<text:line-break/>7.2. To‘lov to‘liq amalga oshirilgandan so‘ng, 4-bandda ko‘rsatilgan afzalliklar kuchga kiradi.<text:line-break/><text:soft-page-break/><text:line-break/>8. Ish jarayoni<text:line-break/>8.1. Ish jarayoni haqida buyurtmachiga muntazam ravishda hisobot taqdim etiladi.<text:line-break/>8.2. Ish jarayonida zarur materiallar buyurtmachi tomonidan o‘z vaqtida taqdim etilishi kerak. Agar kerakli materiallar o‘z vaqtida taqdim etilmasa, bu holat ishning bekor qilinishiga sabab bo‘lishi mumkin (3-bandga qarang).<text:line-break/>8.3. Ish jarayonidagi barcha muloqotlar 1.3-bandda keltirilgan guruh orqali amalga oshirilishi shart.<text:line-break/>8.4. Ish jarayonida tomonlar o‘zaro hurmat saqlashi va muomala madaniyatiga rioya qilishi zarur.<text:line-break/><text:line-break/>9. Ish bajarilish muddati<text:line-break/>9.1. Ish bajarilish muddati oldindan kelishib olinadi va deadline qat’iy nazorat qilinadi.<text:line-break/>9.2. Agar kechikish buyurtmachining sabablari bilan bog‘liq bo‘lsa (8-bandga qarang), deadline mos ravishda uzaytiriladi.<text:line-break/>9.3. Ish bajarilish muddati faqat shartlar to‘liq kelishib olingandan so‘ng aniq belgilanadi.<text:line-break/><text:line-break/>10. Qoidalarga rioya qilmaslik<text:line-break/>10.1. Agar buyurtmachi ushbu qoidalarga rioya qilmasa, xizmat ko‘rsatuvchi ishni bekor qilish huquqiga ega (3-bandga qarang).<text:line-break/><text:line-break/>11. Kelishmovchiliklar<text:line-break/>11.1. Agar tomonlar o‘rtasida kelishmovchilik yuzaga kelsa, muammoni kelishib hal qilish uchun qo‘shimcha muzokaralar olib borilishi mumkin.<text:line-break/>11.2. Aloqa uchun: [+998200116877].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3T21:42:49.811000000</meta:creation-date>
    <dc:date>2025-02-23T21:42:58.812000000</dc:date>
    <meta:editing-duration>PT9S</meta:editing-duration>
    <meta:editing-cycles>1</meta:editing-cycles>
    <meta:document-statistic meta:table-count="0" meta:image-count="0" meta:object-count="0" meta:page-count="2" meta:paragraph-count="1" meta:word-count="472" meta:character-count="3841" meta:non-whitespace-character-count="3358"/>
    <meta:generator>LibreOffice/24.8.4.2$Windows_X86_64 LibreOffice_project/bb3cfa12c7b1bf994ecc5649a80400d06cd71002</meta:generator>
  </office:meta>
</office:document-meta>
</file>